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c9051" officeooo:paragraph-rsid="000c9051"/>
    </style:style>
    <style:style style:name="P2" style:family="paragraph" style:parent-style-name="Standard">
      <style:text-properties fo:font-size="14pt" fo:font-weight="bold" officeooo:rsid="000c9051" officeooo:paragraph-rsid="000c9051" style:font-size-asian="14pt" style:font-weight-asian="bold" style:font-size-complex="14pt" style:font-weight-complex="bold"/>
    </style:style>
    <style:style style:name="P3" style:family="paragraph" style:parent-style-name="Standard">
      <style:text-properties fo:font-size="13pt" fo:font-weight="bold" officeooo:rsid="000c9051" officeooo:paragraph-rsid="000c9051" style:font-size-asian="11.3500003814697pt" style:font-weight-asian="bold" style:font-size-complex="13pt" style:font-weight-complex="bold"/>
    </style:style>
    <style:style style:name="P4" style:family="paragraph" style:parent-style-name="Standard">
      <style:text-properties fo:font-size="12pt" fo:font-weight="normal" officeooo:rsid="000c9051" officeooo:paragraph-rsid="000c9051" style:font-size-asian="10.5pt" style:font-weight-asian="normal" style:font-size-complex="12pt" style:font-weight-complex="normal"/>
    </style:style>
    <style:style style:name="P5" style:family="paragraph" style:parent-style-name="Standard">
      <style:text-properties fo:font-size="12pt" fo:font-weight="normal" officeooo:rsid="000d9a8d" officeooo:paragraph-rsid="000d9a8d" style:font-size-asian="10.5pt" style:font-weight-asian="normal" style:font-size-complex="12pt" style:font-weight-complex="normal"/>
    </style:style>
    <style:style style:name="P6" style:family="paragraph" style:parent-style-name="Standard">
      <style:text-properties fo:font-size="12pt" fo:font-weight="normal" officeooo:rsid="000e694a" officeooo:paragraph-rsid="000e694a" style:font-size-asian="10.5pt" style:font-weight-asian="normal" style:font-size-complex="12pt" style:font-weight-complex="normal"/>
    </style:style>
    <style:style style:name="P7" style:family="paragraph" style:parent-style-name="Standard">
      <style:text-properties fo:font-size="12pt" fo:font-weight="normal" officeooo:rsid="000eb7d9" officeooo:paragraph-rsid="000eb7d9" style:font-size-asian="10.5pt" style:font-weight-asian="normal" style:font-size-complex="12pt" style:font-weight-complex="normal"/>
    </style:style>
    <style:style style:name="P8" style:family="paragraph" style:parent-style-name="Standard">
      <style:text-properties fo:font-size="12pt" fo:font-weight="bold" officeooo:rsid="000f17af" officeooo:paragraph-rsid="000f17af" style:font-size-asian="10.5pt" style:font-weight-asian="bold" style:font-size-complex="12pt" style:font-weight-complex="bold"/>
    </style:style>
    <style:style style:name="P9" style:family="paragraph" style:parent-style-name="Standard">
      <style:text-properties fo:font-size="12pt" fo:font-style="normal" fo:font-weight="normal" officeooo:rsid="000e694a" officeooo:paragraph-rsid="000e694a"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0eb7d9" officeooo:paragraph-rsid="000eb7d9"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rsid="000f17af" officeooo:paragraph-rsid="000f17af"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bold" officeooo:rsid="0010b48b" officeooo:paragraph-rsid="0010b48b" style:font-size-asian="10.5pt" style:font-style-asian="normal" style:font-weight-asian="bold" style:font-size-complex="12pt" style:font-style-complex="normal" style:font-weight-complex="bold"/>
    </style:style>
    <style:style style:name="P13" style:family="paragraph" style:parent-style-name="Standard">
      <style:text-properties fo:font-size="13pt" fo:font-style="normal" fo:font-weight="bold" officeooo:rsid="000eb7d9" officeooo:paragraph-rsid="000eb7d9" style:font-size-asian="11.3500003814697pt" style:font-style-asian="normal" style:font-weight-asian="bold" style:font-size-complex="13pt" style:font-style-complex="normal" style:font-weight-complex="bold"/>
    </style:style>
    <style:style style:name="P14" style:family="paragraph" style:parent-style-name="Standard">
      <style:text-properties fo:font-size="13pt" fo:font-style="normal" fo:font-weight="bold" officeooo:rsid="000f17af" officeooo:paragraph-rsid="000f17af" style:font-size-asian="11.3500003814697pt" style:font-style-asian="normal" style:font-weight-asian="bold" style:font-size-complex="13pt" style:font-style-complex="normal" style:font-weight-complex="bold"/>
    </style:style>
    <style:style style:name="P15" style:family="paragraph" style:parent-style-name="Standard">
      <style:text-properties fo:font-size="13pt" fo:font-style="normal" fo:font-weight="normal" officeooo:rsid="000f17af" officeooo:paragraph-rsid="000f17af" style:font-size-asian="11.3500003814697pt" style:font-style-asian="normal" style:font-weight-asian="normal" style:font-size-complex="13pt" style:font-style-complex="normal" style:font-weight-complex="normal"/>
    </style:style>
    <style:style style:name="P16" style:family="paragraph" style:parent-style-name="Standard">
      <style:text-properties officeooo:paragraph-rsid="000eb7d9"/>
    </style:style>
    <style:style style:name="P17" style:family="paragraph" style:parent-style-name="Standard">
      <style:paragraph-properties fo:text-align="center" style:justify-single-word="false"/>
      <style:text-properties fo:font-size="14pt" fo:font-weight="bold" officeooo:rsid="000c9051" officeooo:paragraph-rsid="000c9051" style:font-size-asian="14pt" style:font-weight-asian="bold" style:font-size-complex="14pt" style:font-weight-complex="bold"/>
    </style:style>
    <style:style style:name="T1" style:family="text">
      <style:text-properties officeooo:rsid="000d9a8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0d9a8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apport du micro-projet de SR2I201</text:p>
      <text:p text:style-name="P2"/>
      <text:p text:style-name="P3">Résumé du réseau à générer</text:p>
      <text:p text:style-name="P3"/>
      <text:p text:style-name="P4">Nous avons décidé d’implémenter une architecture réseau basée sur un routage dynamique selon le protocole RIP. Notre configuration contient 5 sites, le premier contient 3 routeurs, 3 autres contiennent 2 routeurs et le dernier ne contient qu’un seul routeur :</text:p>
      <text:p text:style-name="P4"/>
      <text:p text:style-name="P4">- Site 1 (65.0.0.0/8) : <text:span text:style-name="T7">Beignet</text:span></text:p>
      <text:p text:style-name="P4">- Site 2 (75.0.0.0/8) : <text:span text:style-name="T8">Chocapic</text:span></text:p>
      <text:p text:style-name="P4">- <text:span text:style-name="T1">Site 3 (85.0.0.0/8) : </text:span><text:span text:style-name="T8">Drucker</text:span></text:p>
      <text:p text:style-name="P4">- <text:span text:style-name="T1">Site 4 (95.0.0.0/8) : </text:span><text:span text:style-name="T8">Pikachu</text:span></text:p>
      <text:p text:style-name="P4">- <text:span text:style-name="T1">Site 5 (5.0.0.0/8) : </text:span><text:span text:style-name="T8">darkcookie.com</text:span></text:p>
      <text:p text:style-name="P4"/>
      <text:p text:style-name="P5">Le site 5 <text:span text:style-name="T2">(darkcookie.com)</text:span><text:span text:style-name="T4"> est relié à </text:span><text:span text:style-name="T5">Internet, </text:span><text:span text:style-name="T4">simulé par un routeur ISP à l’adresse 1.1.1.1</text:span></text:p>
      <text:p text:style-name="P5"><text:span text:style-name="T4">Le site 3 </text:span><text:span text:style-name="T2">(Drucker)</text:span><text:span text:style-name="T4"> couvre un réseau NAT avec des adresses privées 185.2.0.0/16.</text:span></text:p>
      <text:p text:style-name="P6"><text:span text:style-name="T4">Le site 2 </text:span><text:span text:style-name="T2">(Chocapic)</text:span><text:span text:style-name="T4">, est relié à Télécom via une route statique vers 137.194.0.0/16.</text:span></text:p>
      <text:p text:style-name="P9"/>
      <text:p text:style-name="P13">Connexité du réseau</text:p>
      <text:p text:style-name="P10"/>
      <text:p text:style-name="P10">Des terminaux de test sont installés sur chaque routeur final dans chaque site. Le protocole RIP permet de router dynamiquement les paquets.</text:p>
      <text:p text:style-name="P10"/>
      <text:p text:style-name="P13">Robustesse du réseau</text:p>
      <text:p text:style-name="P13"/>
      <text:p text:style-name="P7"><text:span text:style-name="T4">Afin de permettre à notre réseau de rester fonctionnel en cas de panne d’un routeur, nous avons établi une configuration en </text:span><text:span text:style-name="T5">anneau partiellement maillée</text:span><text:span text:style-name="T4">. Chaque site possède un seul routeur dédié à la liaison avec les autres sites. </text:span></text:p>
      <text:p text:style-name="P16">Les sites sont d’abord reliés sur un anneau avec les sites 1 ↔ 2 ↔ 3 ↔ 4 ↔ 5 ↔ 1. Cette configuration permet, si un des routeurs extérieurs ne fonctionne plus, d’assurer la liaison entre les sites restants.</text:p>
      <text:p text:style-name="P10">Afin d’assurer une meilleure robustesse, on peut relier chaque paire de routeurs extérieurs entre eux. Néanmoins nous ne l’avons pas entièrement implémenté car la simulation prenait trop de temps quand le protocole RIP se mettait alors en place.</text:p>
      <text:p text:style-name="P10"/>
      <text:p text:style-name="P14">Informations détenues par les routeurs</text:p>
      <text:p text:style-name="P15"/>
      <text:p text:style-name="P11">Afin de faire fonctionner les protocole RIP, les routeurs ont besoin de savoir à quels réseaux ils ont accès. Ainsi, les routeurs internes de chaque site ont dans leur table RIP le réseau du site auxquels ils appartiennent. Les routeurs extérieurs de site disposent de leur propre site ainsi que de leurs voisins.</text:p>
      <text:p text:style-name="P11">Enfin les routeurs spéciaux connectés à Internet ou à Télécom disposent de routes statiques qu’ils peuvent annoncer au reste du réseau.</text:p>
      <text:p text:style-name="P11"/>
      <text:p text:style-name="P12"/>
      <text:p text:style-name="P14">Fonctionnement de l’Intranet</text:p>
      <text:p text:style-name="P15"/>
      <text:p text:style-name="P8"><text:soft-page-break/><text:span text:style-name="T6">Le routeur extérieur du site 3 </text:span><text:span text:style-name="T3">(Drucker)</text:span><text:span text:style-name="T6"> permet le NAT dans son site. Chaque machine du site possède une adresse privée qui est traduite par le routeur extérieur en une adresse publique en 85.0.0.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9051" officeooo:paragraph-rsid="000c905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uentin Patinier, Florian Tarazon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22:57:12.429870751</meta:creation-date>
    <meta:generator>LibreOffice/6.4.7.2$Linux_X86_64 LibreOffice_project/40$Build-2</meta:generator>
    <dc:date>2021-11-15T18:37:27.046492796</dc:date>
    <meta:editing-duration>PT33M16S</meta:editing-duration>
    <meta:editing-cycles>2</meta:editing-cycles>
    <meta:document-statistic meta:table-count="0" meta:image-count="0" meta:object-count="0" meta:page-count="2" meta:paragraph-count="23" meta:word-count="387" meta:character-count="2348" meta:non-whitespace-character-count="1983"/>
  </office:meta>
</office:document-meta>
</file>